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5" table:default-cell-style-name="ce2"/>
        <table:table-row table:style-name="ro1">
          <table:table-cell/>
          <table:table-cell table:style-name="Default" office:value-type="string" calcext:value-type="string">
            <text:p>v37</text:p>
          </table:table-cell>
          <table:table-cell table:style-name="Default" office:value-type="string" calcext:value-type="string">
            <text:p>v38</text:p>
          </table:table-cell>
          <table:table-cell table:style-name="Default" office:value-type="string" calcext:value-type="string">
            <text:p>V40</text:p>
          </table:table-cell>
          <table:table-cell table:style-name="Default" office:value-type="string" calcext:value-type="string">
            <text:p>V41</text:p>
          </table:table-cell>
          <table:table-cell table:style-name="Default" office:value-type="string" calcext:value-type="string">
            <text:p>V4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3:.B26])" office:value-type="float" office:value="1760.74312916667" calcext:value-type="float">
            <text:p>1760.74312916667</text:p>
          </table:table-cell>
          <table:table-cell table:style-name="ce1" table:formula="of:=AVERAGE([.C3:.C26])" office:value-type="float" office:value="1714.44735416667" calcext:value-type="float">
            <text:p>1714.44735416667</text:p>
          </table:table-cell>
          <table:table-cell table:style-name="ce1" table:formula="of:=AVERAGE([.D3:.D26])" office:value-type="float" office:value="1711.15966666667" calcext:value-type="float">
            <text:p>1711.15966666667</text:p>
          </table:table-cell>
          <table:table-cell table:style-name="ce1" table:formula="of:=AVERAGE([.E3:.E26])" office:value-type="float" office:value="1716.98366666667" calcext:value-type="float">
            <text:p>1716.98366666667</text:p>
          </table:table-cell>
          <table:table-cell table:style-name="ce1" table:formula="of:=AVERAGE([.F3:.F26])" office:value-type="float" office:value="1671.418475" calcext:value-type="float">
            <text:p>1671.418475</text:p>
          </table:table-cell>
        </table:table-row>
        <table:table-row table:style-name="ro1">
          <table:table-cell/>
          <table:table-cell office:value-type="float" office:value="1764.6367" calcext:value-type="float">
            <text:p>1764.6367</text:p>
          </table:table-cell>
          <table:table-cell office:value-type="float" office:value="1725.6984" calcext:value-type="float">
            <text:p>1725.6984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35.3585" calcext:value-type="float">
            <text:p>1735.3585</text:p>
          </table:table-cell>
          <table:table-cell office:value-type="float" office:value="1719.7574" calcext:value-type="float">
            <text:p>1719.7574</text:p>
          </table:table-cell>
        </table:table-row>
        <table:table-row table:style-name="ro1">
          <table:table-cell/>
          <table:table-cell office:value-type="float" office:value="1729.6517" calcext:value-type="float">
            <text:p>1729.6517</text:p>
          </table:table-cell>
          <table:table-cell office:value-type="float" office:value="1732.8372" calcext:value-type="float">
            <text:p>1732.8372</text:p>
          </table:table-cell>
          <table:table-cell office:value-type="float" office:value="1672.304" calcext:value-type="float">
            <text:p>1672.304</text:p>
          </table:table-cell>
          <table:table-cell office:value-type="float" office:value="1691.1041" calcext:value-type="float">
            <text:p>1691.1041</text:p>
          </table:table-cell>
          <table:table-cell office:value-type="float" office:value="1605.3114" calcext:value-type="float">
            <text:p>1605.3114</text:p>
          </table:table-cell>
        </table:table-row>
        <table:table-row table:style-name="ro1">
          <table:table-cell/>
          <table:table-cell office:value-type="float" office:value="1726.3232" calcext:value-type="float">
            <text:p>1726.3232</text:p>
          </table:table-cell>
          <table:table-cell office:value-type="float" office:value="1725.2894" calcext:value-type="float">
            <text:p>1725.2894</text:p>
          </table:table-cell>
          <table:table-cell office:value-type="float" office:value="1676.9214" calcext:value-type="float">
            <text:p>1676.9214</text:p>
          </table:table-cell>
          <table:table-cell office:value-type="float" office:value="1689.6833" calcext:value-type="float">
            <text:p>1689.6833</text:p>
          </table:table-cell>
          <table:table-cell office:value-type="float" office:value="1605.206" calcext:value-type="float">
            <text:p>1605.206</text:p>
          </table:table-cell>
        </table:table-row>
        <table:table-row table:style-name="ro1">
          <table:table-cell/>
          <table:table-cell office:value-type="float" office:value="1768.179" calcext:value-type="float">
            <text:p>1768.179</text:p>
          </table:table-cell>
          <table:table-cell office:value-type="float" office:value="2049.399" calcext:value-type="float">
            <text:p>2049.399</text:p>
          </table:table-cell>
          <table:table-cell office:value-type="float" office:value="1712.8621" calcext:value-type="float">
            <text:p>1712.8621</text:p>
          </table:table-cell>
          <table:table-cell office:value-type="float" office:value="1835.1027" calcext:value-type="float">
            <text:p>1835.1027</text:p>
          </table:table-cell>
          <table:table-cell office:value-type="float" office:value="1780.4344" calcext:value-type="float">
            <text:p>1780.4344</text:p>
          </table:table-cell>
        </table:table-row>
        <table:table-row table:style-name="ro1">
          <table:table-cell/>
          <table:table-cell office:value-type="float" office:value="1807.8487" calcext:value-type="float">
            <text:p>1807.8487</text:p>
          </table:table-cell>
          <table:table-cell office:value-type="float" office:value="1776.2512" calcext:value-type="float">
            <text:p>1776.2512</text:p>
          </table:table-cell>
          <table:table-cell office:value-type="float" office:value="1761.8821" calcext:value-type="float">
            <text:p>1761.8821</text:p>
          </table:table-cell>
          <table:table-cell office:value-type="float" office:value="1714.4102" calcext:value-type="float">
            <text:p>1714.4102</text:p>
          </table:table-cell>
          <table:table-cell office:value-type="float" office:value="1632.9969" calcext:value-type="float">
            <text:p>1632.9969</text:p>
          </table:table-cell>
        </table:table-row>
        <table:table-row table:style-name="ro1">
          <table:table-cell/>
          <table:table-cell office:value-type="float" office:value="1729.516" calcext:value-type="float">
            <text:p>1729.516</text:p>
          </table:table-cell>
          <table:table-cell office:value-type="float" office:value="1725.4471" calcext:value-type="float">
            <text:p>1725.4471</text:p>
          </table:table-cell>
          <table:table-cell office:value-type="float" office:value="1681.9189" calcext:value-type="float">
            <text:p>1681.9189</text:p>
          </table:table-cell>
          <table:table-cell office:value-type="float" office:value="1686.6205" calcext:value-type="float">
            <text:p>1686.6205</text:p>
          </table:table-cell>
          <table:table-cell office:value-type="float" office:value="1640.5526" calcext:value-type="float">
            <text:p>1640.5526</text:p>
          </table:table-cell>
        </table:table-row>
        <table:table-row table:style-name="ro1">
          <table:table-cell/>
          <table:table-cell office:value-type="float" office:value="1726.3874" calcext:value-type="float">
            <text:p>1726.3874</text:p>
          </table:table-cell>
          <table:table-cell office:value-type="float" office:value="1677.6811" calcext:value-type="float">
            <text:p>1677.6811</text:p>
          </table:table-cell>
          <table:table-cell office:value-type="float" office:value="1686.8541" calcext:value-type="float">
            <text:p>1686.8541</text:p>
          </table:table-cell>
          <table:table-cell office:value-type="float" office:value="1687.161" calcext:value-type="float">
            <text:p>1687.161</text:p>
          </table:table-cell>
          <table:table-cell office:value-type="float" office:value="1635.198" calcext:value-type="float">
            <text:p>1635.198</text:p>
          </table:table-cell>
        </table:table-row>
        <table:table-row table:style-name="ro1">
          <table:table-cell/>
          <table:table-cell office:value-type="float" office:value="1746.7443" calcext:value-type="float">
            <text:p>1746.7443</text:p>
          </table:table-cell>
          <table:table-cell office:value-type="float" office:value="1791.5588" calcext:value-type="float">
            <text:p>1791.5588</text:p>
          </table:table-cell>
          <table:table-cell office:value-type="float" office:value="1711.8911" calcext:value-type="float">
            <text:p>1711.8911</text:p>
          </table:table-cell>
          <table:table-cell office:value-type="float" office:value="1703.4025" calcext:value-type="float">
            <text:p>1703.4025</text:p>
          </table:table-cell>
          <table:table-cell office:value-type="float" office:value="1747.5017" calcext:value-type="float">
            <text:p>1747.5017</text:p>
          </table:table-cell>
        </table:table-row>
        <table:table-row table:style-name="ro1">
          <table:table-cell/>
          <table:table-cell office:value-type="float" office:value="1721.4251" calcext:value-type="float">
            <text:p>1721.4251</text:p>
          </table:table-cell>
          <table:table-cell office:value-type="float" office:value="1691.4554" calcext:value-type="float">
            <text:p>1691.4554</text:p>
          </table:table-cell>
          <table:table-cell office:value-type="float" office:value="1683.1216" calcext:value-type="float">
            <text:p>1683.1216</text:p>
          </table:table-cell>
          <table:table-cell office:value-type="float" office:value="1783.9017" calcext:value-type="float">
            <text:p>1783.9017</text:p>
          </table:table-cell>
          <table:table-cell office:value-type="float" office:value="1671.7784" calcext:value-type="float">
            <text:p>1671.7784</text:p>
          </table:table-cell>
        </table:table-row>
        <table:table-row table:style-name="ro1">
          <table:table-cell/>
          <table:table-cell office:value-type="float" office:value="1740.8824" calcext:value-type="float">
            <text:p>1740.8824</text:p>
          </table:table-cell>
          <table:table-cell office:value-type="float" office:value="1666.3859" calcext:value-type="float">
            <text:p>1666.3859</text:p>
          </table:table-cell>
          <table:table-cell office:value-type="float" office:value="1863.6676" calcext:value-type="float">
            <text:p>1863.6676</text:p>
          </table:table-cell>
          <table:table-cell office:value-type="float" office:value="1696.9872" calcext:value-type="float">
            <text:p>1696.9872</text:p>
          </table:table-cell>
          <table:table-cell office:value-type="float" office:value="1648.5583" calcext:value-type="float">
            <text:p>1648.5583</text:p>
          </table:table-cell>
        </table:table-row>
        <table:table-row table:style-name="ro1">
          <table:table-cell/>
          <table:table-cell office:value-type="float" office:value="1849.5342" calcext:value-type="float">
            <text:p>1849.5342</text:p>
          </table:table-cell>
          <table:table-cell office:value-type="float" office:value="1674.9637" calcext:value-type="float">
            <text:p>1674.9637</text:p>
          </table:table-cell>
          <table:table-cell office:value-type="float" office:value="1694.2655" calcext:value-type="float">
            <text:p>1694.2655</text:p>
          </table:table-cell>
          <table:table-cell office:value-type="float" office:value="1697.4054" calcext:value-type="float">
            <text:p>1697.4054</text:p>
          </table:table-cell>
          <table:table-cell office:value-type="float" office:value="1649.8066" calcext:value-type="float">
            <text:p>1649.8066</text:p>
          </table:table-cell>
        </table:table-row>
        <table:table-row table:style-name="ro1">
          <table:table-cell/>
          <table:table-cell office:value-type="float" office:value="1724.5186" calcext:value-type="float">
            <text:p>1724.5186</text:p>
          </table:table-cell>
          <table:table-cell office:value-type="float" office:value="1666.8241" calcext:value-type="float">
            <text:p>1666.8241</text:p>
          </table:table-cell>
          <table:table-cell office:value-type="float" office:value="1687.7349" calcext:value-type="float">
            <text:p>1687.7349</text:p>
          </table:table-cell>
          <table:table-cell office:value-type="float" office:value="1725.1651" calcext:value-type="float">
            <text:p>1725.1651</text:p>
          </table:table-cell>
          <table:table-cell office:value-type="float" office:value="1646.8536" calcext:value-type="float">
            <text:p>1646.8536</text:p>
          </table:table-cell>
        </table:table-row>
        <table:table-row table:style-name="ro1">
          <table:table-cell/>
          <table:table-cell office:value-type="float" office:value="1733.1286" calcext:value-type="float">
            <text:p>1733.1286</text:p>
          </table:table-cell>
          <table:table-cell office:value-type="float" office:value="1672.0572" calcext:value-type="float">
            <text:p>1672.0572</text:p>
          </table:table-cell>
          <table:table-cell office:value-type="float" office:value="1685.7983" calcext:value-type="float">
            <text:p>1685.7983</text:p>
          </table:table-cell>
          <table:table-cell office:value-type="float" office:value="1683.7175" calcext:value-type="float">
            <text:p>1683.7175</text:p>
          </table:table-cell>
          <table:table-cell office:value-type="float" office:value="1660.7181" calcext:value-type="float">
            <text:p>1660.7181</text:p>
          </table:table-cell>
        </table:table-row>
        <table:table-row table:style-name="ro1">
          <table:table-cell/>
          <table:table-cell office:value-type="float" office:value="1724.9297" calcext:value-type="float">
            <text:p>1724.9297</text:p>
          </table:table-cell>
          <table:table-cell office:value-type="float" office:value="1669.7189" calcext:value-type="float">
            <text:p>1669.7189</text:p>
          </table:table-cell>
          <table:table-cell office:value-type="float" office:value="1689.1834" calcext:value-type="float">
            <text:p>1689.1834</text:p>
          </table:table-cell>
          <table:table-cell office:value-type="float" office:value="1706.3433" calcext:value-type="float">
            <text:p>1706.3433</text:p>
          </table:table-cell>
          <table:table-cell office:value-type="float" office:value="1648.3129" calcext:value-type="float">
            <text:p>1648.3129</text:p>
          </table:table-cell>
        </table:table-row>
        <table:table-row table:style-name="ro1">
          <table:table-cell/>
          <table:table-cell office:value-type="float" office:value="1729.8794" calcext:value-type="float">
            <text:p>1729.8794</text:p>
          </table:table-cell>
          <table:table-cell office:value-type="float" office:value="1680.7916" calcext:value-type="float">
            <text:p>1680.7916</text:p>
          </table:table-cell>
          <table:table-cell office:value-type="float" office:value="1695.3668" calcext:value-type="float">
            <text:p>1695.3668</text:p>
          </table:table-cell>
          <table:table-cell office:value-type="float" office:value="1694.1002" calcext:value-type="float">
            <text:p>1694.1002</text:p>
          </table:table-cell>
          <table:table-cell office:value-type="float" office:value="1675.7285" calcext:value-type="float">
            <text:p>1675.7285</text:p>
          </table:table-cell>
        </table:table-row>
        <table:table-row table:style-name="ro1">
          <table:table-cell/>
          <table:table-cell office:value-type="float" office:value="1739.6196" calcext:value-type="float">
            <text:p>1739.6196</text:p>
          </table:table-cell>
          <table:table-cell office:value-type="float" office:value="1852.7266" calcext:value-type="float">
            <text:p>1852.7266</text:p>
          </table:table-cell>
          <table:table-cell office:value-type="float" office:value="1684.6452" calcext:value-type="float">
            <text:p>1684.6452</text:p>
          </table:table-cell>
          <table:table-cell office:value-type="float" office:value="1690.1135" calcext:value-type="float">
            <text:p>1690.1135</text:p>
          </table:table-cell>
          <table:table-cell office:value-type="float" office:value="1827.3885" calcext:value-type="float">
            <text:p>1827.3885</text:p>
          </table:table-cell>
        </table:table-row>
        <table:table-row table:style-name="ro1">
          <table:table-cell/>
          <table:table-cell office:value-type="float" office:value="1728.557" calcext:value-type="float">
            <text:p>1728.557</text:p>
          </table:table-cell>
          <table:table-cell office:value-type="float" office:value="1666.6176" calcext:value-type="float">
            <text:p>1666.6176</text:p>
          </table:table-cell>
          <table:table-cell office:value-type="float" office:value="1839.9823" calcext:value-type="float">
            <text:p>1839.9823</text:p>
          </table:table-cell>
          <table:table-cell office:value-type="float" office:value="1867.9958" calcext:value-type="float">
            <text:p>1867.9958</text:p>
          </table:table-cell>
          <table:table-cell office:value-type="float" office:value="1663.0534" calcext:value-type="float">
            <text:p>1663.0534</text:p>
          </table:table-cell>
        </table:table-row>
        <table:table-row table:style-name="ro1">
          <table:table-cell/>
          <table:table-cell office:value-type="float" office:value="1833.3414" calcext:value-type="float">
            <text:p>1833.3414</text:p>
          </table:table-cell>
          <table:table-cell office:value-type="float" office:value="1709.2175" calcext:value-type="float">
            <text:p>1709.2175</text:p>
          </table:table-cell>
          <table:table-cell office:value-type="float" office:value="1753.1427" calcext:value-type="float">
            <text:p>1753.1427</text:p>
          </table:table-cell>
          <table:table-cell office:value-type="float" office:value="1761.6986" calcext:value-type="float">
            <text:p>1761.6986</text:p>
          </table:table-cell>
          <table:table-cell office:value-type="float" office:value="1693.9155" calcext:value-type="float">
            <text:p>1693.9155</text:p>
          </table:table-cell>
        </table:table-row>
        <table:table-row table:style-name="ro1">
          <table:table-cell/>
          <table:table-cell office:value-type="float" office:value="1904.5919" calcext:value-type="float">
            <text:p>1904.5919</text:p>
          </table:table-cell>
          <table:table-cell office:value-type="float" office:value="1665.6381" calcext:value-type="float">
            <text:p>1665.6381</text:p>
          </table:table-cell>
          <table:table-cell office:value-type="float" office:value="1689.1323" calcext:value-type="float">
            <text:p>1689.1323</text:p>
          </table:table-cell>
          <table:table-cell office:value-type="float" office:value="1687.3746" calcext:value-type="float">
            <text:p>1687.3746</text:p>
          </table:table-cell>
          <table:table-cell office:value-type="float" office:value="1667.911" calcext:value-type="float">
            <text:p>1667.911</text:p>
          </table:table-cell>
        </table:table-row>
        <table:table-row table:style-name="ro1">
          <table:table-cell/>
          <table:table-cell office:value-type="float" office:value="1762.0708" calcext:value-type="float">
            <text:p>1762.0708</text:p>
          </table:table-cell>
          <table:table-cell office:value-type="float" office:value="1660.2176" calcext:value-type="float">
            <text:p>1660.2176</text:p>
          </table:table-cell>
          <table:table-cell office:value-type="float" office:value="1681.0802" calcext:value-type="float">
            <text:p>1681.0802</text:p>
          </table:table-cell>
          <table:table-cell office:value-type="float" office:value="1684.4534" calcext:value-type="float">
            <text:p>1684.4534</text:p>
          </table:table-cell>
          <table:table-cell office:value-type="float" office:value="1668.1553" calcext:value-type="float">
            <text:p>1668.1553</text:p>
          </table:table-cell>
        </table:table-row>
        <table:table-row table:style-name="ro1">
          <table:table-cell/>
          <table:table-cell office:value-type="float" office:value="1768.4348" calcext:value-type="float">
            <text:p>1768.4348</text:p>
          </table:table-cell>
          <table:table-cell office:value-type="float" office:value="1663.9452" calcext:value-type="float">
            <text:p>1663.9452</text:p>
          </table:table-cell>
          <table:table-cell office:value-type="float" office:value="1692.7651" calcext:value-type="float">
            <text:p>1692.7651</text:p>
          </table:table-cell>
          <table:table-cell office:value-type="float" office:value="1714.1809" calcext:value-type="float">
            <text:p>1714.1809</text:p>
          </table:table-cell>
          <table:table-cell office:value-type="float" office:value="1650.6034" calcext:value-type="float">
            <text:p>1650.6034</text:p>
          </table:table-cell>
        </table:table-row>
        <table:table-row table:style-name="ro1">
          <table:table-cell/>
          <table:table-cell office:value-type="float" office:value="1795.0891" calcext:value-type="float">
            <text:p>1795.0891</text:p>
          </table:table-cell>
          <table:table-cell office:value-type="float" office:value="1692.807" calcext:value-type="float">
            <text:p>1692.807</text:p>
          </table:table-cell>
          <table:table-cell office:value-type="float" office:value="1717.8705" calcext:value-type="float">
            <text:p>1717.8705</text:p>
          </table:table-cell>
          <table:table-cell office:value-type="float" office:value="1691.9083" calcext:value-type="float">
            <text:p>1691.9083</text:p>
          </table:table-cell>
          <table:table-cell office:value-type="float" office:value="1676.3127" calcext:value-type="float">
            <text:p>1676.3127</text:p>
          </table:table-cell>
        </table:table-row>
        <table:table-row table:style-name="ro1">
          <table:table-cell/>
          <table:table-cell office:value-type="float" office:value="1741.6156" calcext:value-type="float">
            <text:p>1741.6156</text:p>
          </table:table-cell>
          <table:table-cell office:value-type="float" office:value="1657.7185" calcext:value-type="float">
            <text:p>1657.7185</text:p>
          </table:table-cell>
          <table:table-cell office:value-type="float" office:value="1686.4081" calcext:value-type="float">
            <text:p>1686.4081</text:p>
          </table:table-cell>
          <table:table-cell office:value-type="float" office:value="1691.8195" calcext:value-type="float">
            <text:p>1691.8195</text:p>
          </table:table-cell>
          <table:table-cell office:value-type="float" office:value="1641.7702" calcext:value-type="float">
            <text:p>1641.7702</text:p>
          </table:table-cell>
        </table:table-row>
        <table:table-row table:style-name="ro1">
          <table:table-cell/>
          <table:table-cell office:value-type="float" office:value="1760.9299" calcext:value-type="float">
            <text:p>1760.9299</text:p>
          </table:table-cell>
          <table:table-cell office:value-type="float" office:value="1651.4894" calcext:value-type="float">
            <text:p>1651.4894</text:p>
          </table:table-cell>
          <table:table-cell office:value-type="float" office:value="1687.9838" calcext:value-type="float">
            <text:p>1687.9838</text:p>
          </table:table-cell>
          <table:table-cell office:value-type="float" office:value="1687.6002" calcext:value-type="float">
            <text:p>1687.6002</text:p>
          </table:table-cell>
          <table:table-cell office:value-type="float" office:value="1656.2186" calcext:value-type="float">
            <text:p>1656.21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9:16:52.586288154</meta:creation-date>
    <dc:date>2019-06-28T19:37:59.422371228</dc:date>
    <meta:editing-duration>PT10M56S</meta:editing-duration>
    <meta:editing-cycles>2</meta:editing-cycles>
    <meta:generator>LibreOffice/6.2.4.2$Linux_X86_64 LibreOffice_project/20$Build-2</meta:generator>
    <meta:document-statistic meta:table-count="1" meta:cell-count="131" meta:object-count="0"/>
  </office:meta>
</office:document-meta>
</file>